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8 年 3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4368" calcext:value-type="float">
            <text:p><text:s text:c="3"/>84,368</text:p>
          </table:table-cell>
          <table:table-cell table:style-name="ce25" office:value-type="float" office:value="3149" calcext:value-type="float">
            <text:p><text:s text:c="3"/>3,149</text:p>
          </table:table-cell>
          <table:table-cell table:style-name="ce25" office:value-type="float" office:value="7771" calcext:value-type="float">
            <text:p><text:s text:c="3"/>7,771</text:p>
          </table:table-cell>
          <table:table-cell table:style-name="ce25" office:value-type="float" office:value="7145" calcext:value-type="float">
            <text:p><text:s text:c="3"/>7,145</text:p>
          </table:table-cell>
          <table:table-cell table:style-name="ce25" office:value-type="float" office:value="2901" calcext:value-type="float">
            <text:p><text:s text:c="3"/>2,901</text:p>
          </table:table-cell>
          <table:table-cell table:style-name="ce25" office:value-type="float" office:value="3077" calcext:value-type="float">
            <text:p><text:s text:c="3"/>3,077</text:p>
          </table:table-cell>
          <table:table-cell table:style-name="ce25" office:value-type="float" office:value="1945" calcext:value-type="float">
            <text:p><text:s text:c="3"/>1,945</text:p>
          </table:table-cell>
          <table:table-cell table:style-name="ce25" office:value-type="float" office:value="2888" calcext:value-type="float">
            <text:p><text:s text:c="3"/>2,888</text:p>
          </table:table-cell>
          <table:table-cell table:style-name="ce25" office:value-type="float" office:value="8611" calcext:value-type="float">
            <text:p><text:s text:c="3"/>8,611</text:p>
          </table:table-cell>
          <table:table-cell table:style-name="ce25" office:value-type="float" office:value="493" calcext:value-type="float">
            <text:p><text:s text:c="3"/>493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828" calcext:value-type="float">
            <text:p><text:s text:c="3"/>3,828</text:p>
          </table:table-cell>
          <table:table-cell table:style-name="ce25" office:value-type="float" office:value="41401" calcext:value-type="float">
            <text:p><text:s text:c="3"/>41,401</text:p>
          </table:table-cell>
          <table:table-cell table:style-name="ce25" office:value-type="float" office:value="1141" calcext:value-type="float">
            <text:p><text:s text:c="3"/>1,141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84576" calcext:value-type="float">
            <text:p><text:s text:c="3"/>84,576</text:p>
          </table:table-cell>
          <table:table-cell table:style-name="ce25" office:value-type="float" office:value="4466" calcext:value-type="float">
            <text:p><text:s text:c="3"/>4,466</text:p>
          </table:table-cell>
          <table:table-cell table:style-name="ce25" office:value-type="float" office:value="8227" calcext:value-type="float">
            <text:p><text:s text:c="3"/>8,227</text:p>
          </table:table-cell>
          <table:table-cell table:style-name="ce25" office:value-type="float" office:value="5428" calcext:value-type="float">
            <text:p><text:s text:c="3"/>5,428</text:p>
          </table:table-cell>
          <table:table-cell table:style-name="ce25" office:value-type="float" office:value="4593" calcext:value-type="float">
            <text:p><text:s text:c="3"/>4,593</text:p>
          </table:table-cell>
          <table:table-cell table:style-name="ce25" office:value-type="float" office:value="3728" calcext:value-type="float">
            <text:p><text:s text:c="3"/>3,728</text:p>
          </table:table-cell>
          <table:table-cell table:style-name="ce25" office:value-type="float" office:value="2089" calcext:value-type="float">
            <text:p><text:s text:c="3"/>2,089</text:p>
          </table:table-cell>
          <table:table-cell table:style-name="ce25" office:value-type="float" office:value="3003" calcext:value-type="float">
            <text:p><text:s text:c="3"/>3,003</text:p>
          </table:table-cell>
          <table:table-cell table:style-name="ce25" office:value-type="float" office:value="7351" calcext:value-type="float">
            <text:p><text:s text:c="3"/>7,351</text:p>
          </table:table-cell>
          <table:table-cell table:style-name="ce25" office:value-type="float" office:value="412" calcext:value-type="float">
            <text:p><text:s text:c="3"/>41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828" calcext:value-type="float">
            <text:p><text:s text:c="3"/>3,828</text:p>
          </table:table-cell>
          <table:table-cell table:style-name="ce25" office:value-type="float" office:value="41401" calcext:value-type="float">
            <text:p><text:s text:c="3"/>41,401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5" office:value-type="float" office:value="24" calcext:value-type="float">
            <text:p><text:s text:c="3"/>24</text:p>
          </table:table-cell>
          <table:table-cell table:style-name="ce29" office:value-type="float" office:value="-208" calcext:value-type="float">
            <text:p>－20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8517" calcext:value-type="float">
            <text:p><text:s text:c="3"/>38,517</text:p>
          </table:table-cell>
          <table:table-cell table:style-name="ce25" office:value-type="float" office:value="1444" calcext:value-type="float">
            <text:p><text:s text:c="3"/>1,444</text:p>
          </table:table-cell>
          <table:table-cell table:style-name="ce25" office:value-type="float" office:value="3650" calcext:value-type="float">
            <text:p><text:s text:c="3"/>3,650</text:p>
          </table:table-cell>
          <table:table-cell table:style-name="ce25" office:value-type="float" office:value="3460" calcext:value-type="float">
            <text:p><text:s text:c="3"/>3,460</text:p>
          </table:table-cell>
          <table:table-cell table:style-name="ce25" office:value-type="float" office:value="1401" calcext:value-type="float">
            <text:p><text:s text:c="3"/>1,401</text:p>
          </table:table-cell>
          <table:table-cell table:style-name="ce25" office:value-type="float" office:value="1398" calcext:value-type="float">
            <text:p><text:s text:c="3"/>1,398</text:p>
          </table:table-cell>
          <table:table-cell table:style-name="ce25" office:value-type="float" office:value="871" calcext:value-type="float">
            <text:p><text:s text:c="3"/>871</text:p>
          </table:table-cell>
          <table:table-cell table:style-name="ce25" office:value-type="float" office:value="1273" calcext:value-type="float">
            <text:p><text:s text:c="3"/>1,273</text:p>
          </table:table-cell>
          <table:table-cell table:style-name="ce25" office:value-type="float" office:value="4037" calcext:value-type="float">
            <text:p><text:s text:c="3"/>4,037</text:p>
          </table:table-cell>
          <table:table-cell table:style-name="ce25" office:value-type="float" office:value="250" calcext:value-type="float">
            <text:p><text:s text:c="3"/>250</text:p>
          </table:table-cell>
          <table:table-cell table:style-name="ce27" office:value-type="float" office:value="4" calcext:value-type="float">
            <text:p>4</text:p>
          </table:table-cell>
          <table:table-cell table:style-name="ce25" office:value-type="float" office:value="1703" calcext:value-type="float">
            <text:p><text:s text:c="3"/>1,703</text:p>
          </table:table-cell>
          <table:table-cell table:style-name="ce25" office:value-type="float" office:value="18689" calcext:value-type="float">
            <text:p><text:s text:c="3"/>18,689</text:p>
          </table:table-cell>
          <table:table-cell table:style-name="ce25" office:value-type="float" office:value="332" calcext:value-type="float">
            <text:p><text:s text:c="3"/>332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38768" calcext:value-type="float">
            <text:p><text:s text:c="3"/>38,768</text:p>
          </table:table-cell>
          <table:table-cell table:style-name="ce25" office:value-type="float" office:value="2013" calcext:value-type="float">
            <text:p><text:s text:c="3"/>2,013</text:p>
          </table:table-cell>
          <table:table-cell table:style-name="ce25" office:value-type="float" office:value="3923" calcext:value-type="float">
            <text:p><text:s text:c="3"/>3,923</text:p>
          </table:table-cell>
          <table:table-cell table:style-name="ce25" office:value-type="float" office:value="2434" calcext:value-type="float">
            <text:p><text:s text:c="3"/>2,434</text:p>
          </table:table-cell>
          <table:table-cell table:style-name="ce25" office:value-type="float" office:value="2175" calcext:value-type="float">
            <text:p><text:s text:c="3"/>2,175</text:p>
          </table:table-cell>
          <table:table-cell table:style-name="ce25" office:value-type="float" office:value="1666" calcext:value-type="float">
            <text:p><text:s text:c="3"/>1,666</text:p>
          </table:table-cell>
          <table:table-cell table:style-name="ce25" office:value-type="float" office:value="963" calcext:value-type="float">
            <text:p><text:s text:c="3"/>963</text:p>
          </table:table-cell>
          <table:table-cell table:style-name="ce25" office:value-type="float" office:value="1407" calcext:value-type="float">
            <text:p><text:s text:c="3"/>1,407</text:p>
          </table:table-cell>
          <table:table-cell table:style-name="ce25" office:value-type="float" office:value="3543" calcext:value-type="float">
            <text:p><text:s text:c="3"/>3,543</text:p>
          </table:table-cell>
          <table:table-cell table:style-name="ce25" office:value-type="float" office:value="229" calcext:value-type="float">
            <text:p><text:s text:c="3"/>229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03" calcext:value-type="float">
            <text:p><text:s text:c="3"/>1,703</text:p>
          </table:table-cell>
          <table:table-cell table:style-name="ce25" office:value-type="float" office:value="18689" calcext:value-type="float">
            <text:p><text:s text:c="3"/>18,689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43" office:value-type="float" office:value="-251" calcext:value-type="float">
            <text:p>－25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5851" calcext:value-type="float">
            <text:p><text:s text:c="3"/>45,851</text:p>
          </table:table-cell>
          <table:table-cell table:style-name="ce25" office:value-type="float" office:value="1705" calcext:value-type="float">
            <text:p><text:s text:c="3"/>1,705</text:p>
          </table:table-cell>
          <table:table-cell table:style-name="ce25" office:value-type="float" office:value="4121" calcext:value-type="float">
            <text:p><text:s text:c="3"/>4,121</text:p>
          </table:table-cell>
          <table:table-cell table:style-name="ce25" office:value-type="float" office:value="3685" calcext:value-type="float">
            <text:p><text:s text:c="3"/>3,685</text:p>
          </table:table-cell>
          <table:table-cell table:style-name="ce25" office:value-type="float" office:value="1500" calcext:value-type="float">
            <text:p><text:s text:c="3"/>1,500</text:p>
          </table:table-cell>
          <table:table-cell table:style-name="ce25" office:value-type="float" office:value="1679" calcext:value-type="float">
            <text:p><text:s text:c="3"/>1,679</text:p>
          </table:table-cell>
          <table:table-cell table:style-name="ce25" office:value-type="float" office:value="1074" calcext:value-type="float">
            <text:p><text:s text:c="3"/>1,074</text:p>
          </table:table-cell>
          <table:table-cell table:style-name="ce25" office:value-type="float" office:value="1615" calcext:value-type="float">
            <text:p><text:s text:c="3"/>1,615</text:p>
          </table:table-cell>
          <table:table-cell table:style-name="ce25" office:value-type="float" office:value="4574" calcext:value-type="float">
            <text:p><text:s text:c="3"/>4,574</text:p>
          </table:table-cell>
          <table:table-cell table:style-name="ce25" office:value-type="float" office:value="243" calcext:value-type="float">
            <text:p><text:s text:c="3"/>24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125" calcext:value-type="float">
            <text:p><text:s text:c="3"/>2,125</text:p>
          </table:table-cell>
          <table:table-cell table:style-name="ce25" office:value-type="float" office:value="22712" calcext:value-type="float">
            <text:p><text:s text:c="3"/>22,712</text:p>
          </table:table-cell>
          <table:table-cell table:style-name="ce25" office:value-type="float" office:value="809" calcext:value-type="float">
            <text:p><text:s text:c="3"/>809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45808" calcext:value-type="float">
            <text:p><text:s text:c="3"/>45,808</text:p>
          </table:table-cell>
          <table:table-cell table:style-name="ce25" office:value-type="float" office:value="2453" calcext:value-type="float">
            <text:p><text:s text:c="3"/>2,453</text:p>
          </table:table-cell>
          <table:table-cell table:style-name="ce25" office:value-type="float" office:value="4304" calcext:value-type="float">
            <text:p><text:s text:c="3"/>4,304</text:p>
          </table:table-cell>
          <table:table-cell table:style-name="ce25" office:value-type="float" office:value="2994" calcext:value-type="float">
            <text:p><text:s text:c="3"/>2,994</text:p>
          </table:table-cell>
          <table:table-cell table:style-name="ce25" office:value-type="float" office:value="2418" calcext:value-type="float">
            <text:p><text:s text:c="3"/>2,418</text:p>
          </table:table-cell>
          <table:table-cell table:style-name="ce25" office:value-type="float" office:value="2062" calcext:value-type="float">
            <text:p><text:s text:c="3"/>2,062</text:p>
          </table:table-cell>
          <table:table-cell table:style-name="ce25" office:value-type="float" office:value="1126" calcext:value-type="float">
            <text:p><text:s text:c="3"/>1,126</text:p>
          </table:table-cell>
          <table:table-cell table:style-name="ce25" office:value-type="float" office:value="1596" calcext:value-type="float">
            <text:p><text:s text:c="3"/>1,596</text:p>
          </table:table-cell>
          <table:table-cell table:style-name="ce25" office:value-type="float" office:value="3808" calcext:value-type="float">
            <text:p><text:s text:c="3"/>3,808</text:p>
          </table:table-cell>
          <table:table-cell table:style-name="ce25" office:value-type="float" office:value="183" calcext:value-type="float">
            <text:p><text:s text:c="3"/>18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125" calcext:value-type="float">
            <text:p><text:s text:c="3"/>2,125</text:p>
          </table:table-cell>
          <table:table-cell table:style-name="ce25" office:value-type="float" office:value="22712" calcext:value-type="float">
            <text:p><text:s text:c="3"/>22,712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684" calcext:value-type="float">
            <text:p>14,684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05" calcext:value-type="float">
            <text:p>4,405</text:p>
          </table:table-cell>
          <table:table-cell table:style-name="ce26" office:value-type="float" office:value="1045" calcext:value-type="float">
            <text:p>1,045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1718" calcext:value-type="float">
            <text:p>1,718</text:p>
          </table:table-cell>
          <table:table-cell table:style-name="ce26" office:value-type="float" office:value="130" calcext:value-type="float">
            <text:p>1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70" calcext:value-type="float">
            <text:p>5,570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4384" calcext:value-type="float">
            <text:p>14,384</text:p>
          </table:table-cell>
          <table:table-cell table:style-name="ce26" office:value-type="float" office:value="1033" calcext:value-type="float">
            <text:p>1,0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30" calcext:value-type="float">
            <text:p>3,330</text:p>
          </table:table-cell>
          <table:table-cell table:style-name="ce26" office:value-type="float" office:value="1636" calcext:value-type="float">
            <text:p>1,636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1682" calcext:value-type="float">
            <text:p>1,682</text:p>
          </table:table-cell>
          <table:table-cell table:style-name="ce26" office:value-type="float" office:value="108" calcext:value-type="float">
            <text:p>10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70" calcext:value-type="float">
            <text:p>5,570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45" office:value-type="float" office:value="300" calcext:value-type="float">
            <text:p>30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749" calcext:value-type="float">
            <text:p>6,749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28" calcext:value-type="float">
            <text:p>2,128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64" calcext:value-type="float">
            <text:p>6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31" calcext:value-type="float">
            <text:p>2,431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543" calcext:value-type="float">
            <text:p>6,543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14" calcext:value-type="float">
            <text:p>1,514</text:p>
          </table:table-cell>
          <table:table-cell table:style-name="ce27" office:value-type="float" office:value="776" calcext:value-type="float">
            <text:p>776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31" calcext:value-type="float">
            <text:p>2,43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206" calcext:value-type="float">
            <text:p>20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935" calcext:value-type="float">
            <text:p>7,935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39" calcext:value-type="float">
            <text:p>3,13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39" calcext:value-type="float">
            <text:p>3,13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94" calcext:value-type="float">
            <text:p>9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873" calcext:value-type="float">
            <text:p>10,873</text:p>
          </table:table-cell>
          <table:table-cell table:style-name="ce26" office:value-type="float" office:value="973" calcext:value-type="float">
            <text:p>973</text:p>
          </table:table-cell>
          <table:table-cell table:style-name="ce26" office:value-type="float" office:value="3330" calcext:value-type="float">
            <text:p>3,3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982" calcext:value-type="float">
            <text:p>982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73" calcext:value-type="float">
            <text:p>4,273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2537" calcext:value-type="float">
            <text:p>12,537</text:p>
          </table:table-cell>
          <table:table-cell table:style-name="ce26" office:value-type="float" office:value="1108" calcext:value-type="float">
            <text:p>1,108</text:p>
          </table:table-cell>
          <table:table-cell table:style-name="ce26" office:value-type="float" office:value="4405" calcext:value-type="float">
            <text:p>4,4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85" calcext:value-type="float">
            <text:p>885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73" calcext:value-type="float">
            <text:p>4,27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1664" calcext:value-type="float">
            <text:p><text:s/>－1,66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68" calcext:value-type="float">
            <text:p>4,868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1514" calcext:value-type="float">
            <text:p>1,5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26" calcext:value-type="float">
            <text:p>1,926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861" calcext:value-type="float">
            <text:p>5,861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2128" calcext:value-type="float">
            <text:p>2,1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26" calcext:value-type="float">
            <text:p>1,92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993" calcext:value-type="float">
            <text:p><text:s/>－99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005" calcext:value-type="float">
            <text:p>6,005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676" calcext:value-type="float">
            <text:p>6,676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671" calcext:value-type="float">
            <text:p><text:s/>－67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954" calcext:value-type="float">
            <text:p>8,954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1636" calcext:value-type="float">
            <text:p>1,636</text:p>
          </table:table-cell>
          <table:table-cell table:style-name="ce26" office:value-type="float" office:value="885" calcext:value-type="float">
            <text:p>88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389" calcext:value-type="float">
            <text:p>1,389</text:p>
          </table:table-cell>
          <table:table-cell table:style-name="ce26" office:value-type="float" office:value="84" calcext:value-type="float">
            <text:p>8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66" calcext:value-type="float">
            <text:p>3,966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200" calcext:value-type="float">
            <text:p>7,200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1045" calcext:value-type="float">
            <text:p>1,045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66" calcext:value-type="float">
            <text:p>3,96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754" calcext:value-type="float">
            <text:p>1,75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50" calcext:value-type="float">
            <text:p>4,150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776" calcext:value-type="float">
            <text:p>776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678" calcext:value-type="float">
            <text:p>67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19" calcext:value-type="float">
            <text:p>1,819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78" calcext:value-type="float">
            <text:p>3,378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19" calcext:value-type="float">
            <text:p>1,8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772" calcext:value-type="float">
            <text:p>77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47" calcext:value-type="float">
            <text:p>2,147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982" calcext:value-type="float">
            <text:p>98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684" calcext:value-type="float">
            <text:p>10,684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2192" calcext:value-type="float">
            <text:p>2,192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58" calcext:value-type="float">
            <text:p>6,558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51" calcext:value-type="float">
            <text:p>10,051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719" calcext:value-type="float">
            <text:p>1,719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58" calcext:value-type="float">
            <text:p>6,55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633" calcext:value-type="float">
            <text:p>63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33" calcext:value-type="float">
            <text:p>4,833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91" calcext:value-type="float">
            <text:p>2,991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86" calcext:value-type="float">
            <text:p>4,586</text:p>
          </table:table-cell>
          <table:table-cell table:style-name="ce27" office:value-type="float" office:value="192" calcext:value-type="float">
            <text:p>192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91" calcext:value-type="float">
            <text:p>2,99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47" calcext:value-type="float">
            <text:p>24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851" calcext:value-type="float">
            <text:p>5,851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86" calcext:value-type="float">
            <text:p>38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707" calcext:value-type="float">
            <text:p>6,707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3" calcext:value-type="float">
            <text:p>603</text:p>
          </table:table-cell>
          <table:table-cell table:style-name="ce26" office:value-type="float" office:value="707" calcext:value-type="float">
            <text:p>707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11" calcext:value-type="float">
            <text:p>4,41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583" calcext:value-type="float">
            <text:p>6,583</text:p>
          </table:table-cell>
          <table:table-cell table:number-columns-repeated="2" table:style-name="ce26" office:value-type="float" office:value="224" calcext:value-type="float">
            <text:p>224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11" calcext:value-type="float">
            <text:p>4,4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24" calcext:value-type="float">
            <text:p>12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57" calcext:value-type="float">
            <text:p>3,057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17" calcext:value-type="float">
            <text:p>2,01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997" calcext:value-type="float">
            <text:p>2,997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17" calcext:value-type="float">
            <text:p>2,0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60" calcext:value-type="float">
            <text:p>6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486" calcext:value-type="float">
            <text:p>10,486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15" calcext:value-type="float">
            <text:p>1,51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013" calcext:value-type="float">
            <text:p>7,013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452" calcext:value-type="float">
            <text:p>10,452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603" calcext:value-type="float">
            <text:p>60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013" calcext:value-type="float">
            <text:p>7,0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34" calcext:value-type="float">
            <text:p>3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64" calcext:value-type="float">
            <text:p>4,764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05" calcext:value-type="float">
            <text:p>705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79" calcext:value-type="float">
            <text:p>3,179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01" calcext:value-type="float">
            <text:p>4,701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79" calcext:value-type="float">
            <text:p>3,17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63" calcext:value-type="float">
            <text:p>6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722" calcext:value-type="float">
            <text:p>5,722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34" calcext:value-type="float">
            <text:p>3,83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77" calcext:value-type="float">
            <text:p>177</text:p>
          </table:table-cell>
          <table:table-cell table:number-columns-repeated="2" table:style-name="ce28" office:value-type="float" office:value="120" calcext:value-type="float">
            <text:p>12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34" calcext:value-type="float">
            <text:p>3,8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280" calcext:value-type="float">
            <text:p><text:s text:c="3"/>21,280</text:p>
          </table:table-cell>
          <table:table-cell table:style-name="ce29" office:value-type="float" office:value="506" calcext:value-type="float">
            <text:p><text:s text:c="3"/>506</text:p>
          </table:table-cell>
          <table:table-cell table:style-name="ce29" office:value-type="float" office:value="1682" calcext:value-type="float">
            <text:p><text:s text:c="3"/>1,682</text:p>
          </table:table-cell>
          <table:table-cell table:style-name="ce29" office:value-type="float" office:value="1062" calcext:value-type="float">
            <text:p><text:s text:c="3"/>1,062</text:p>
          </table:table-cell>
          <table:table-cell table:style-name="ce29" office:value-type="float" office:value="896" calcext:value-type="float">
            <text:p><text:s text:c="3"/>896</text:p>
          </table:table-cell>
          <table:table-cell table:style-name="ce29" office:value-type="float" office:value="1719" calcext:value-type="float">
            <text:p><text:s text:c="3"/>1,719</text:p>
          </table:table-cell>
          <table:table-cell table:style-name="ce29" office:value-type="float" office:value="626" calcext:value-type="float">
            <text:p><text:s text:c="3"/>626</text:p>
          </table:table-cell>
          <table:table-cell table:style-name="ce29" office:value-type="float" office:value="1260" calcext:value-type="float">
            <text:p><text:s text:c="3"/>1,26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6" calcext:value-type="float">
            <text:p><text:s text:c="3"/>106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3824" calcext:value-type="float">
            <text:p><text:s text:c="3"/>3,824</text:p>
          </table:table-cell>
          <table:table-cell table:style-name="ce29" office:value-type="float" office:value="9344" calcext:value-type="float">
            <text:p><text:s text:c="3"/>9,344</text:p>
          </table:table-cell>
          <table:table-cell table:style-name="ce29" office:value-type="float" office:value="251" calcext:value-type="float">
            <text:p><text:s text:c="3"/>251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22591" calcext:value-type="float">
            <text:p><text:s text:c="3"/>22,591</text:p>
          </table:table-cell>
          <table:table-cell table:style-name="ce29" office:value-type="float" office:value="797" calcext:value-type="float">
            <text:p><text:s text:c="3"/>797</text:p>
          </table:table-cell>
          <table:table-cell table:style-name="ce29" office:value-type="float" office:value="1718" calcext:value-type="float">
            <text:p><text:s text:c="3"/>1,718</text:p>
          </table:table-cell>
          <table:table-cell table:style-name="ce29" office:value-type="float" office:value="982" calcext:value-type="float">
            <text:p><text:s text:c="3"/>982</text:p>
          </table:table-cell>
          <table:table-cell table:style-name="ce29" office:value-type="float" office:value="1389" calcext:value-type="float">
            <text:p><text:s text:c="3"/>1,389</text:p>
          </table:table-cell>
          <table:table-cell table:style-name="ce29" office:value-type="float" office:value="2192" calcext:value-type="float">
            <text:p><text:s text:c="3"/>2,192</text:p>
          </table:table-cell>
          <table:table-cell table:style-name="ce29" office:value-type="float" office:value="707" calcext:value-type="float">
            <text:p><text:s text:c="3"/>707</text:p>
          </table:table-cell>
          <table:table-cell table:style-name="ce29" office:value-type="float" office:value="1515" calcext:value-type="float">
            <text:p><text:s text:c="3"/>1,51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8" calcext:value-type="float">
            <text:p><text:s text:c="3"/>10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824" calcext:value-type="float">
            <text:p><text:s text:c="3"/>3,824</text:p>
          </table:table-cell>
          <table:table-cell table:style-name="ce29" office:value-type="float" office:value="9344" calcext:value-type="float">
            <text:p><text:s text:c="3"/>9,344</text:p>
          </table:table-cell>
          <table:table-cell table:style-name="ce29" office:value-type="float" office:value="7" calcext:value-type="float">
            <text:p><text:s text:c="3"/>7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-1311" calcext:value-type="float">
            <text:p><text:s/>－1,311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723" calcext:value-type="float">
            <text:p><text:s text:c="3"/>9,723</text:p>
          </table:table-cell>
          <table:table-cell table:style-name="ce30" office:value-type="float" office:value="236" calcext:value-type="float">
            <text:p><text:s text:c="3"/>236</text:p>
          </table:table-cell>
          <table:table-cell table:style-name="ce30" office:value-type="float" office:value="842" calcext:value-type="float">
            <text:p><text:s text:c="3"/>842</text:p>
          </table:table-cell>
          <table:table-cell table:style-name="ce30" office:value-type="float" office:value="538" calcext:value-type="float">
            <text:p><text:s text:c="3"/>538</text:p>
          </table:table-cell>
          <table:table-cell table:style-name="ce30" office:value-type="float" office:value="461" calcext:value-type="float">
            <text:p><text:s text:c="3"/>461</text:p>
          </table:table-cell>
          <table:table-cell table:style-name="ce30" office:value-type="float" office:value="793" calcext:value-type="float">
            <text:p><text:s text:c="3"/>793</text:p>
          </table:table-cell>
          <table:table-cell table:style-name="ce30" office:value-type="float" office:value="293" calcext:value-type="float">
            <text:p><text:s text:c="3"/>293</text:p>
          </table:table-cell>
          <table:table-cell table:style-name="ce30" office:value-type="float" office:value="565" calcext:value-type="float">
            <text:p><text:s text:c="3"/>56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1" calcext:value-type="float">
            <text:p><text:s text:c="3"/>5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701" calcext:value-type="float">
            <text:p><text:s text:c="3"/>1,701</text:p>
          </table:table-cell>
          <table:table-cell table:style-name="ce30" office:value-type="float" office:value="4194" calcext:value-type="float">
            <text:p><text:s text:c="3"/>4,194</text:p>
          </table:table-cell>
          <table:table-cell table:style-name="ce30" office:value-type="float" office:value="48" calcext:value-type="float">
            <text:p><text:s text:c="3"/>48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0310" calcext:value-type="float">
            <text:p><text:s text:c="3"/>10,310</text:p>
          </table:table-cell>
          <table:table-cell table:style-name="ce30" office:value-type="float" office:value="373" calcext:value-type="float">
            <text:p><text:s text:c="3"/>373</text:p>
          </table:table-cell>
          <table:table-cell table:style-name="ce30" office:value-type="float" office:value="842" calcext:value-type="float">
            <text:p><text:s text:c="3"/>842</text:p>
          </table:table-cell>
          <table:table-cell table:style-name="ce30" office:value-type="float" office:value="427" calcext:value-type="float">
            <text:p><text:s text:c="3"/>427</text:p>
          </table:table-cell>
          <table:table-cell table:style-name="ce30" office:value-type="float" office:value="678" calcext:value-type="float">
            <text:p><text:s text:c="3"/>678</text:p>
          </table:table-cell>
          <table:table-cell table:style-name="ce30" office:value-type="float" office:value="995" calcext:value-type="float">
            <text:p><text:s text:c="3"/>995</text:p>
          </table:table-cell>
          <table:table-cell table:style-name="ce30" office:value-type="float" office:value="324" calcext:value-type="float">
            <text:p><text:s text:c="3"/>324</text:p>
          </table:table-cell>
          <table:table-cell table:style-name="ce30" office:value-type="float" office:value="705" calcext:value-type="float">
            <text:p><text:s text:c="3"/>70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6" calcext:value-type="float">
            <text:p><text:s text:c="3"/>6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01" calcext:value-type="float">
            <text:p><text:s text:c="3"/>1,701</text:p>
          </table:table-cell>
          <table:table-cell table:style-name="ce30" office:value-type="float" office:value="4194" calcext:value-type="float">
            <text:p><text:s text:c="3"/>4,194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-587" calcext:value-type="float">
            <text:p><text:s/>－58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557" calcext:value-type="float">
            <text:p><text:s text:c="3"/>11,557</text:p>
          </table:table-cell>
          <table:table-cell table:style-name="ce31" office:value-type="float" office:value="270" calcext:value-type="float">
            <text:p><text:s text:c="3"/>270</text:p>
          </table:table-cell>
          <table:table-cell table:style-name="ce31" office:value-type="float" office:value="840" calcext:value-type="float">
            <text:p><text:s text:c="3"/>840</text:p>
          </table:table-cell>
          <table:table-cell table:style-name="ce31" office:value-type="float" office:value="524" calcext:value-type="float">
            <text:p><text:s text:c="3"/>524</text:p>
          </table:table-cell>
          <table:table-cell table:style-name="ce31" office:value-type="float" office:value="435" calcext:value-type="float">
            <text:p><text:s text:c="3"/>435</text:p>
          </table:table-cell>
          <table:table-cell table:style-name="ce31" office:value-type="float" office:value="926" calcext:value-type="float">
            <text:p><text:s text:c="3"/>926</text:p>
          </table:table-cell>
          <table:table-cell table:style-name="ce31" office:value-type="float" office:value="333" calcext:value-type="float">
            <text:p><text:s text:c="3"/>333</text:p>
          </table:table-cell>
          <table:table-cell table:style-name="ce31" office:value-type="float" office:value="695" calcext:value-type="float">
            <text:p><text:s text:c="3"/>69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5" calcext:value-type="float">
            <text:p><text:s text:c="3"/>5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123" calcext:value-type="float">
            <text:p><text:s text:c="3"/>2,123</text:p>
          </table:table-cell>
          <table:table-cell table:style-name="ce31" office:value-type="float" office:value="5150" calcext:value-type="float">
            <text:p><text:s text:c="3"/>5,150</text:p>
          </table:table-cell>
          <table:table-cell table:style-name="ce31" office:value-type="float" office:value="203" calcext:value-type="float">
            <text:p><text:s text:c="3"/>203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281" calcext:value-type="float">
            <text:p><text:s text:c="3"/>12,281</text:p>
          </table:table-cell>
          <table:table-cell table:style-name="ce31" office:value-type="float" office:value="424" calcext:value-type="float">
            <text:p><text:s text:c="3"/>424</text:p>
          </table:table-cell>
          <table:table-cell table:style-name="ce31" office:value-type="float" office:value="876" calcext:value-type="float">
            <text:p><text:s text:c="3"/>876</text:p>
          </table:table-cell>
          <table:table-cell table:style-name="ce31" office:value-type="float" office:value="555" calcext:value-type="float">
            <text:p><text:s text:c="3"/>555</text:p>
          </table:table-cell>
          <table:table-cell table:style-name="ce31" office:value-type="float" office:value="711" calcext:value-type="float">
            <text:p><text:s text:c="3"/>711</text:p>
          </table:table-cell>
          <table:table-cell table:style-name="ce31" office:value-type="float" office:value="1197" calcext:value-type="float">
            <text:p><text:s text:c="3"/>1,197</text:p>
          </table:table-cell>
          <table:table-cell table:style-name="ce31" office:value-type="float" office:value="383" calcext:value-type="float">
            <text:p><text:s text:c="3"/>383</text:p>
          </table:table-cell>
          <table:table-cell table:style-name="ce31" office:value-type="float" office:value="810" calcext:value-type="float">
            <text:p><text:s text:c="3"/>81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123" calcext:value-type="float">
            <text:p><text:s text:c="3"/>2,123</text:p>
          </table:table-cell>
          <table:table-cell table:style-name="ce31" office:value-type="float" office:value="5150" calcext:value-type="float">
            <text:p><text:s text:c="3"/>5,15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-724" calcext:value-type="float">
            <text:p><text:s/>－72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95" calcext:value-type="float">
            <text:p>1,49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66" calcext:value-type="float">
            <text:p>66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54" calcext:value-type="float">
            <text:p>45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56" calcext:value-type="float">
            <text:p>2,05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656" calcext:value-type="float">
            <text:p>6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23" calcext:value-type="float">
            <text:p>32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308" calcext:value-type="float">
            <text:p>30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82" calcext:value-type="float">
            <text:p>18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90" calcext:value-type="float">
            <text:p>1,09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348" calcext:value-type="float">
            <text:p>34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1" calcext:value-type="float">
            <text:p>14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61" calcext:value-type="float">
            <text:p>1,36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46" calcext:value-type="float">
            <text:p>1,64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85" calcext:value-type="float">
            <text:p><text:s/>－28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60" calcext:value-type="float">
            <text:p>2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260" calcext:value-type="float">
            <text:p>2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6" calcext:value-type="float">
            <text:p><text:s/>－10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94" calcext:value-type="float">
            <text:p>94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79" calcext:value-type="float">
            <text:p><text:s/>－17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002" calcext:value-type="float">
            <text:p>3,00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734" calcext:value-type="float">
            <text:p>1,73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95" calcext:value-type="float">
            <text:p>3,595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1734" calcext:value-type="float">
            <text:p>1,73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593" calcext:value-type="float">
            <text:p><text:s/>－59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25" calcext:value-type="float">
            <text:p><text:s/>－32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46" calcext:value-type="float">
            <text:p>1,94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947" calcext:value-type="float">
            <text:p>9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68" calcext:value-type="float">
            <text:p><text:s/>－26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83" calcext:value-type="float">
            <text:p>1,28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6" calcext:value-type="float">
            <text:p>1,39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469" calcext:value-type="float">
            <text:p>46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3" calcext:value-type="float">
            <text:p><text:s/>－11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20" calcext:value-type="float">
            <text:p>2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27" calcext:value-type="float">
            <text:p>1,72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83" calcext:value-type="float">
            <text:p>1,98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69" calcext:value-type="float">
            <text:p>76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56" calcext:value-type="float">
            <text:p><text:s/>－25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321" calcext:value-type="float">
            <text:p>3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0" calcext:value-type="float">
            <text:p><text:s/>－11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448" calcext:value-type="float">
            <text:p>44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46" calcext:value-type="float">
            <text:p><text:s/>－146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87" calcext:value-type="float">
            <text:p>1,28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61" calcext:value-type="float">
            <text:p><text:s/>－16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37" calcext:value-type="float">
            <text:p><text:s/>－13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21" calcext:value-type="float">
            <text:p>22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55" calcext:value-type="float">
            <text:p>2,45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9" calcext:value-type="float">
            <text:p>99</text:p>
          </table:table-cell>
          <table:table-cell table:number-columns-repeated="2" table:style-name="ce32" office:value-type="float" office:value="52" calcext:value-type="float">
            <text:p>5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237" calcext:value-type="float">
            <text:p>1,23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02" calcext:value-type="float">
            <text:p>2,80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237" calcext:value-type="float">
            <text:p>1,23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347" calcext:value-type="float">
            <text:p><text:s/>－34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66" calcext:value-type="float">
            <text:p><text:s/>－16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38" calcext:value-type="float">
            <text:p>1,53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85" calcext:value-type="float">
            <text:p>68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181" calcext:value-type="float">
            <text:p><text:s/>－18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29" calcext:value-type="float">
            <text:p><text:s/>－12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39" calcext:value-type="float">
            <text:p>1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39" calcext:value-type="float">
            <text:p>1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3" calcext:value-type="float">
            <text:p><text:s/>－7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56" calcext:value-type="float">
            <text:p><text:s/>－5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46" calcext:value-type="float">
            <text:p>1,24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1" calcext:value-type="float">
            <text:p>1,30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669" calcext:value-type="float">
            <text:p>66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55" calcext:value-type="float">
            <text:p><text:s/>－5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97" calcext:value-type="float">
            <text:p>29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72" calcext:value-type="float">
            <text:p>37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26" calcext:value-type="float">
            <text:p><text:s/>－2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93" calcext:value-type="float">
            <text:p>9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42" calcext:value-type="float">
            <text:p>1,54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06" calcext:value-type="float">
            <text:p>1,50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723" calcext:value-type="float">
            <text:p>7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28" calcext:value-type="float">
            <text:p>3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395" calcext:value-type="float">
            <text:p>3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35" calcext:value-type="float">
            <text:p>1,83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49" calcext:value-type="float">
            <text:p>1,54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86" calcext:value-type="float">
            <text:p>28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2" table:style-name="ce33" office:value-type="float" office:value="36" calcext:value-type="float">
            <text:p>3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92" calcext:value-type="float">
            <text:p>29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9" calcext:value-type="float">
            <text:p>14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37" calcext:value-type="float">
            <text:p>13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64" calcext:value-type="float">
            <text:p>26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12" calcext:value-type="float">
            <text:p>1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12" calcext:value-type="float">
            <text:p>1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52" calcext:value-type="float">
            <text:p>15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106" calcext:value-type="float">
            <text:p>10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66" calcext:value-type="float">
            <text:p>2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78" calcext:value-type="float">
            <text:p><text:s/>－78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9" calcext:value-type="float">
            <text:p><text:s/>－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22" calcext:value-type="float">
            <text:p>2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34" calcext:value-type="float">
            <text:p>1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59" calcext:value-type="float">
            <text:p><text:s/>－5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87" calcext:value-type="float">
            <text:p>8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57" calcext:value-type="float">
            <text:p>2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27" calcext:value-type="float">
            <text:p>12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8" calcext:value-type="float">
            <text:p><text:s/>－3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8年4月3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